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fo:font-size="16pt" fo:language="ru" fo:country="RU" officeooo:rsid="0014cf31" officeooo:paragraph-rsid="0014cf31" style:font-size-asian="16pt" style:font-size-complex="16pt"/>
    </style:style>
    <style:style style:name="P2" style:family="paragraph" style:parent-style-name="Standard">
      <style:text-properties fo:font-size="15pt" fo:language="ru" fo:country="RU" officeooo:rsid="0014cf31" officeooo:paragraph-rsid="0014cf31" style:font-size-asian="13.1000003814697pt" style:font-size-complex="15pt"/>
    </style:style>
    <style:style style:name="P3" style:family="paragraph" style:parent-style-name="Standard">
      <style:text-properties fo:font-size="15pt" fo:language="ru" fo:country="RU" officeooo:rsid="0014cf31" officeooo:paragraph-rsid="001c7dbc" style:font-size-asian="13.1000003814697pt" style:font-size-complex="15pt"/>
    </style:style>
    <style:style style:name="P4" style:family="paragraph" style:parent-style-name="Standard">
      <style:text-properties fo:font-size="15pt" fo:language="ru" fo:country="RU" officeooo:rsid="0014cf31" officeooo:paragraph-rsid="00213b3e" style:font-size-asian="13.1000003814697pt" style:font-size-complex="15pt"/>
    </style:style>
    <style:style style:name="P5" style:family="paragraph" style:parent-style-name="Standard">
      <style:text-properties fo:font-size="15pt" fo:language="ru" fo:country="RU" officeooo:rsid="0014cf31" officeooo:paragraph-rsid="0021d8ff" style:font-size-asian="13.1000003814697pt" style:font-size-complex="15pt"/>
    </style:style>
    <style:style style:name="P6" style:family="paragraph" style:parent-style-name="Standard">
      <style:text-properties fo:font-size="15pt" fo:language="ru" fo:country="RU" officeooo:rsid="0021d8ff" officeooo:paragraph-rsid="0021d8ff" style:font-size-asian="13.1000003814697pt" style:font-size-complex="15pt"/>
    </style:style>
    <style:style style:name="P7" style:family="paragraph" style:parent-style-name="Standard">
      <style:text-properties fo:font-size="15pt" fo:language="ru" fo:country="RU" fo:font-style="normal" officeooo:rsid="001d83ff" officeooo:paragraph-rsid="0021d8ff" style:font-size-asian="13.1000003814697pt" style:font-style-asian="normal" style:font-size-complex="15pt" style:font-style-complex="normal"/>
    </style:style>
    <style:style style:name="P8" style:family="paragraph" style:parent-style-name="Standard">
      <style:text-properties fo:font-size="15pt" fo:language="ru" fo:country="RU" fo:font-style="normal" officeooo:rsid="001c7dbc" officeooo:paragraph-rsid="0014cf31" style:font-size-asian="13.1000003814697pt" style:font-style-asian="normal" style:font-size-complex="15pt" style:font-style-complex="normal"/>
    </style:style>
    <style:style style:name="P9" style:family="paragraph" style:parent-style-name="Standard">
      <style:text-properties fo:font-size="15pt" fo:language="ru" fo:country="RU" fo:font-style="normal" officeooo:rsid="0023df21" officeooo:paragraph-rsid="0014cf31" style:font-size-asian="13.1000003814697pt" style:font-style-asian="normal" style:font-size-complex="15pt" style:font-style-complex="normal"/>
    </style:style>
    <style:style style:name="P10" style:family="paragraph" style:parent-style-name="Standard">
      <style:text-properties fo:font-size="15pt" fo:language="ru" fo:country="RU" fo:font-style="normal" officeooo:rsid="0024bff0" officeooo:paragraph-rsid="0014cf31" style:font-size-asian="13.1000003814697pt" style:font-style-asian="normal" style:font-size-complex="15pt" style:font-style-complex="normal"/>
    </style:style>
    <style:style style:name="P11" style:family="paragraph" style:parent-style-name="Standard">
      <style:text-properties fo:font-size="15pt" fo:language="ru" fo:country="RU" fo:font-style="normal" officeooo:rsid="0024bff0" officeooo:paragraph-rsid="0024bff0" style:font-size-asian="13.1000003814697pt" style:font-style-asian="normal" style:font-size-complex="15pt" style:font-style-complex="normal"/>
    </style:style>
    <style:style style:name="P12" style:family="paragraph" style:parent-style-name="Standard">
      <style:text-properties fo:font-size="15pt" fo:language="ru" fo:country="RU" fo:font-style="normal" officeooo:rsid="002a242f" officeooo:paragraph-rsid="002a242f" style:font-size-asian="13.1000003814697pt" style:font-style-asian="normal" style:font-size-complex="15pt" style:font-style-complex="normal"/>
    </style:style>
    <style:style style:name="P13" style:family="paragraph" style:parent-style-name="Standard">
      <style:text-properties fo:font-size="15pt" fo:language="ru" fo:country="RU" fo:font-style="normal" officeooo:rsid="002a242f" officeooo:paragraph-rsid="0014cf31" style:font-size-asian="13.1000003814697pt" style:font-style-asian="normal" style:font-size-complex="15pt" style:font-style-complex="normal"/>
    </style:style>
    <style:style style:name="P14" style:family="paragraph" style:parent-style-name="Standard">
      <style:text-properties fo:font-size="15pt" fo:language="ru" fo:country="RU" fo:font-style="normal" officeooo:rsid="001c9897" officeooo:paragraph-rsid="0014cf31" style:font-size-asian="13.1000003814697pt" style:font-style-asian="normal" style:font-size-complex="15pt" style:font-style-complex="normal"/>
    </style:style>
    <style:style style:name="P15" style:family="paragraph" style:parent-style-name="Standard">
      <style:text-properties fo:font-size="15pt" fo:language="ru" fo:country="RU" fo:font-style="normal" officeooo:rsid="002e52cc" officeooo:paragraph-rsid="00306d22" style:font-size-asian="13.1000003814697pt" style:font-style-asian="normal" style:font-size-complex="15pt" style:font-style-complex="normal"/>
    </style:style>
    <style:style style:name="P16" style:family="paragraph" style:parent-style-name="Standard">
      <style:text-properties fo:font-size="15pt" fo:language="ru" fo:country="RU" officeooo:rsid="0014cf31" officeooo:paragraph-rsid="0014cf31" style:font-size-asian="13.1000003814697pt" style:font-size-complex="15pt"/>
    </style:style>
    <style:style style:name="T1" style:family="text">
      <style:text-properties officeooo:rsid="00163b43"/>
    </style:style>
    <style:style style:name="T2" style:family="text">
      <style:text-properties officeooo:rsid="001925ef"/>
    </style:style>
    <style:style style:name="T3" style:family="text">
      <style:text-properties officeooo:rsid="001c7dbc"/>
    </style:style>
    <style:style style:name="T4" style:family="text">
      <style:text-properties fo:font-style="italic" officeooo:rsid="001cb2c8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c9897" style:font-style-asian="normal" style:font-style-complex="normal"/>
    </style:style>
    <style:style style:name="T7" style:family="text">
      <style:text-properties fo:font-style="normal" officeooo:rsid="001c7dbc" style:font-style-asian="normal" style:font-style-complex="normal"/>
    </style:style>
    <style:style style:name="T8" style:family="text">
      <style:text-properties fo:font-style="normal" officeooo:rsid="001cb2c8" style:font-style-asian="normal" style:font-style-complex="normal"/>
    </style:style>
    <style:style style:name="T9" style:family="text">
      <style:text-properties fo:font-style="normal" officeooo:rsid="001d83ff" style:font-style-asian="normal" style:font-style-complex="normal"/>
    </style:style>
    <style:style style:name="T10" style:family="text">
      <style:text-properties fo:font-style="normal" officeooo:rsid="001fbd6a" style:font-style-asian="normal" style:font-style-complex="normal"/>
    </style:style>
    <style:style style:name="T11" style:family="text">
      <style:text-properties fo:font-style="normal" officeooo:rsid="00213b3e" style:font-style-asian="normal" style:font-style-complex="normal"/>
    </style:style>
    <style:style style:name="T12" style:family="text">
      <style:text-properties fo:font-style="normal" officeooo:rsid="0021d8ff" style:font-style-asian="normal" style:font-style-complex="normal"/>
    </style:style>
    <style:style style:name="T13" style:family="text">
      <style:text-properties fo:font-style="normal" officeooo:rsid="0021e05e" style:font-style-asian="normal" style:font-style-complex="normal"/>
    </style:style>
    <style:style style:name="T14" style:family="text">
      <style:text-properties fo:font-style="normal" officeooo:rsid="0023b456" style:font-style-asian="normal" style:font-style-complex="normal"/>
    </style:style>
    <style:style style:name="T15" style:family="text">
      <style:text-properties fo:font-style="normal" officeooo:rsid="0023df21" style:font-style-asian="normal" style:font-style-complex="normal"/>
    </style:style>
    <style:style style:name="T16" style:family="text">
      <style:text-properties fo:font-style="normal" officeooo:rsid="0024bff0" style:font-style-asian="normal" style:font-style-complex="normal"/>
    </style:style>
    <style:style style:name="T17" style:family="text">
      <style:text-properties fo:font-style="normal" officeooo:rsid="0026764f" style:font-style-asian="normal" style:font-style-complex="normal"/>
    </style:style>
    <style:style style:name="T18" style:family="text">
      <style:text-properties fo:font-style="normal" officeooo:rsid="00281930" style:font-style-asian="normal" style:font-style-complex="normal"/>
    </style:style>
    <style:style style:name="T19" style:family="text">
      <style:text-properties fo:font-style="normal" officeooo:rsid="002a242f" style:font-style-asian="normal" style:font-style-complex="normal"/>
    </style:style>
    <style:style style:name="T20" style:family="text">
      <style:text-properties fo:font-style="normal" officeooo:rsid="002b070c" style:font-style-asian="normal" style:font-style-complex="normal"/>
    </style:style>
    <style:style style:name="T21" style:family="text">
      <style:text-properties fo:font-style="normal" officeooo:rsid="002e52cc" style:font-style-asian="normal" style:font-style-complex="normal"/>
    </style:style>
    <style:style style:name="T22" style:family="text">
      <style:text-properties fo:font-style="normal" officeooo:rsid="002f4cf0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Stm32 hello world</text:p>
      <text:p text:style-name="P2"/>
      <text:p text:style-name="P2">Вступление, приветствие ……</text:p>
      <text:p text:style-name="P2"/>
      <text:p text:style-name="P2"><text:tab/> <text:s/>Здравствуй мой читатель. В этой статье я собрал пошаговое руководство по установке и настройке ПО</text:p>
      <text:p text:style-name="P2"><text:tab/>для работы с платами на базе микроконтроллеров семейства STM32. Мы установим весь необходимый софт,</text:p>
      <text:p text:style-name="P2"><text:tab/>разберёмся что для чего нужно, и что за что отвечает, напишем простенькую программу мигания</text:p>
      <text:p text:style-name="P2"><text:tab/>светодиодом, превратим её в бинарный файл и запишем на нашу плату.</text:p>
      <text:p text:style-name="P2"/>
      <text:p text:style-name="P2"/>
      <text:p text:style-name="P2"/>
      <text:p text:style-name="P2">Фото и описание оборудования ……..</text:p>
      <text:p text:style-name="P2"><text:tab/> <text:s/>Для начала давайте рассмотрим минимальный комплект оборудования необходимый для работы.</text:p>
      <text:p text:style-name="P2"><text:tab/>Нам нужна плата с микроконтроллером STM32. Я буду работать с самой простой и дешёвой платой bluepill,</text:p>
      <text:p text:style-name="P2"><text:tab/>хотя Вы можете использовать любую другую плату. Также нам нужно устройство для прошивки платы.</text:p>
      <text:p text:style-name="P2"><text:tab/>Это может быть либо специальный ST-Link программатор, либо USART кабель. Ну и по желанию кабель</text:p>
      <text:p text:style-name="P2"><text:tab/>USB — MicroUSB. Вот и весь минимальный набор оборудования.</text:p>
      <text:p text:style-name="P2"/>
      <text:p text:style-name="P2"/>
      <text:p text:style-name="P2"/>
      <text:p text:style-name="P2"/>
      <text:p text:style-name="P2">Установка софта ……….</text:p>
      <text:p text:style-name="P2"><text:tab/> <text:s/>Устанавливать всё необходимое ПО я буду на чистый Linux Lite 18.04, хотя всё должно работать</text:p>
      <text:p text:style-name="P2"><text:tab/>и на других Linux подобных системах. Для того что бы всё правильно установилось, собралось и</text:p>
      <text:p text:style-name="P2"><text:tab/>запустилось мы будем устанавливать утилиты только из официального apt репозитория, следовательно</text:p>
      <text:p text:style-name="P2"><text:tab/>его нужно сначала обновить:</text:p>
      <text:p text:style-name="P2"><text:tab/>$ sudo apt update</text:p>
      <text:p text:style-name="P2"/>
      <text:p text:style-name="P2"><text:tab/>Далее установим на наш компьютер git:</text:p>
      <text:p text:style-name="P2"><text:soft-page-break/><text:tab/>$ sudo apt install git make</text:p>
      <text:p text:style-name="P2"><text:s text:c="4"/>с установкой этой программы у вас не должно возникнуть вообще никаких проблем, но я хочу напомнить,</text:p>
      <text:p text:style-name="P2"><text:tab/>что утилита git служит для управления версиями проектов, сегодня мы будем использовать её для</text:p>
      <text:p text:style-name="P2"><text:tab/>клонирования библиотеки libopencm3 с официального репозитория на сайте github.com.</text:p>
      <text:p text:style-name="P2"/>
      <text:p text:style-name="P2"><text:tab/> <text:s/>Следующий на очереди у нас toolchain, его мы также установим с официального репозитория, но сначала</text:p>
      <text:p text:style-name="P2"><text:tab/>давайте разберёмся зачем нужен этот инструмент. Если в двух словах то это компилятор. Но это очень</text:p>
      <text:p text:style-name="P2"><text:tab/>обобщённое определение. На самом деле toolchain представляет из себя целую цепочку инструментов,</text:p>
      <text:p text:style-name="P2"><text:tab/>не зря он так и называется tool (инструмент) и chain (цепь). Toolchain преобразовывает исходный код</text:p>
      <text:p text:style-name="P2"><text:tab/>программы, в нашем случае написанный на языке C, в бинарный файл, который будет <text:s/>понятен только</text:p>
      <text:p text:style-name="P2"><text:tab/>микроконтроллеру. Во время работы toolchain создаёт и другие файлы необходимые для работы программы,</text:p>
      <text:p text:style-name="P2"><text:tab/>в частности это файлы с расширениями .hex, .elf и .ld, о которых мы поговорим позже. Хочу обратить</text:p>
      <text:p text:style-name="P2"><text:tab/>особое внимание на то, что версия toolchain из официального apt репозитория без проблем будет работать</text:p>
      <text:p text:style-name="P2"><text:tab/>с описываемым мною примером, но для работы с операционными системами реального времени RTOS или RIOT</text:p>
      <text:p text:style-name="P2"><text:tab/>нужно будет установить более новую версию toolchain. И так, само слово toolchain обобщительное,</text:p>
      <text:p text:style-name="P2"><text:tab/>существует много различных toolchain-ов, но именно нам нужен gcc-arm-none-eabi. Такое длинное название</text:p>
      <text:p text:style-name="P2"><text:tab/>состоит из четырёх ключевых слов:</text:p>
      <text:p text:style-name="P2"><text:tab/>gcc — название компилятора;</text:p>
      <text:p text:style-name="P2"><text:tab/>arm — архитектура процессора под который собираем бинарник;</text:p>
      <text:p text:style-name="P2"><text:tab/>none — компилятор не вносит дополнительного bootstrap кода;</text:p>
      <text:p text:style-name="P2"><text:tab/>eabi — код соответствует спецификации EABI.</text:p>
      <text:p text:style-name="P2"><text:s text:c="4"/>Устанавливаем toolchain:</text:p>
      <text:p text:style-name="P2"/>
      <text:p text:style-name="P2"><text:tab/>$ sudo apt install gcc-arm-none-eabi</text:p>
      <text:p text:style-name="P2"/>
      <text:p text:style-name="P2"/>
      <text:p text:style-name="P2"><text:soft-page-break/></text:p>
      <text:p text:style-name="P2"><text:s text:c="4"/>Подключение к микроконтроллеру………….</text:p>
      <text:p text:style-name="P2"><text:tab/><text:tab/>Я НАСТОЯТЕЛЬНО РЕКОМЕНДУЮ ПРОИЗВОДИТЬ ВСЕ МАНИПУЛЯЦИИ ПО ПОДКЛЮЧЕНИЮ ИЛИ ОТКЛЮЧЕНИЮ ПРОВОДОВ К ПЛАТЕ</text:p>
      <text:p text:style-name="P2"><text:tab/><text:tab/>ТОЛЬКО ПРИ ВЫКЛЮЧЕНОМ ПИТАНИИ ПЛАТЫ!!!</text:p>
      <text:p text:style-name="P2"/>
      <text:p text:style-name="P2"><text:s text:c="6"/>В принципе мы уже установили минимальный набор инструментов для разработки ПО под микроконтроллеры ARM.</text:p>
      <text:p text:style-name="P2"><text:tab/>Но нам ещё нужны средства для прошивки самого микроконтроллера. Мы рассмотрим два варианта : подключение</text:p>
      <text:p text:style-name="P2"><text:tab/>с помощью UART, и ST-LINK.</text:p>
      <text:p text:style-name="P2"><text:tab/>Самым простым способом, который будет работать абсолютно на всех платах является UART, но более удобный</text:p>
      <text:p text:style-name="P2"><text:tab/>способ конечно же ST-LINK.</text:p>
      <text:p text:style-name="P2"><text:tab/> <text:s/>UART — universal asynchronous reciever/transmitter. Или в переводе на русский: универсальный асинхронный</text:p>
      <text:p text:style-name="P2"><text:tab/>приёмник/передатчик. Смысл работы довольно прост — приёмник компьютера соединяется с передатчиком платы,</text:p>
      <text:p text:style-name="P2"><text:tab/>а приёмник платы соединяется с передатчиком компьютера, на плату подаётся питание и земля. Итого четыре</text:p>
      <text:p text:style-name="P2"><text:tab/>провода. Современный UART кабель и схема его подключения выглядят так:</text:p>
      <text:p text:style-name="P2"><text:s text:c="4"/>Цветовая схема проводов на Вашем кабеле может отличаться.</text:p>
      <text:p text:style-name="P2"><text:tab/><text:tab/>Сначала установим stm32flash утилиту:</text:p>
      <text:p text:style-name="P2"><text:tab/><text:tab/>$ sudo apt install stm32flash</text:p>
      <text:p text:style-name="P2"/>
      <text:p text:style-name="P2"><text:tab/><text:tab/>После успешной установки поговорим о питании плат с микропроцессорами STM32. Для нормальной работы платы необходимо</text:p>
      <text:p text:style-name="P2"><text:tab/>напряжение от 2 до 3.6 вольт. Это стандарт. Но для совместимости плат STM32 с другими устройствами</text:p>
      <text:p text:style-name="P2"><text:tab/>предусмотрена возможность питания и от 5 вольт. На выходе из UART кабеля мы получаем 4.8 вольта, поэтому</text:p>
      <text:p text:style-name="P2"><text:tab/>соединим его с пяти вольтовым пином на нашей плате, он так и подписан: 5V, а сам цвет провода должен быть</text:p>
      <text:p text:style-name="P2"><text:tab/>красным. В принципе, я пробовал подключать его и ко входу 3.3V, ничего не сгорело, но я не рекомендую Вам</text:p>
      <text:p text:style-name="P2"><text:tab/>это делать. Далее подключим "землю", она же ground или просто G, а провод будет чёрного, или коричневого</text:p>
      <text:p text:style-name="P2"><text:soft-page-break/><text:tab/>цвета. Если Вы всё сделали правильно, то после подключения UART кабеля в USB гнездо компьютера на плате должен</text:p>
      <text:p text:style-name="P2"><text:tab/>загореться красный светодиод. Это очень хороший знак. Но будет ещё лучше, если замигает и зелёный светодиод.</text:p>
      <text:p text:style-name="P2"><text:tab/>Это запустилась заводская прошивка платы.</text:p>
      <text:p text:style-name="P2"><text:tab/> <text:s/>После того как нам удалось запитать плату переведём её в режим прошивки, и подключим два оставшихся провода</text:p>
      <text:p text:style-name="P2"><text:tab/>отвечающих за приём и передачу данных. В режим прошивки отладочная плата bluepill переводится методом</text:p>
      <text:p text:style-name="P2"><text:tab/>перестановки джампера boot0 в положение 1.</text:p>
      <text:p text:style-name="P2"><text:tab/><text:tab/><text:tab/><text:tab/>*********** фото джампера загрузки *************</text:p>
      <text:p text:style-name="P2"><text:tab/>Провода передачи/приёма подключаем к пинам Rx1 и Tx1, на той же bluepill это пины A9 и A10. На несколько</text:p>
      <text:p text:style-name="P2"><text:tab/>секунд зажмём кнопку reset, после чего в терминале введём команду:</text:p>
      <text:p text:style-name="P2"/>
      <text:p text:style-name="P2"><text:tab/>$ sudo stm32flash /dev/ttyUSB0</text:p>
      <text:p text:style-name="P2"/>
      <text:p text:style-name="P2"><text:tab/>Если ничего не происходит, попробуйте поменять местами провода идущие на Rx1 и Tx1, подольше подержать кнопку</text:p>
      <text:p text:style-name="P2"><text:tab/>reset. В конце концов Вы должны получить вот такое сообщение:</text:p>
      <text:p text:style-name="P2"/>
      <text:p text:style-name="P2"><text:tab/> **************** cкриншот сообщения о коннекции в терминале ************</text:p>
      <text:p text:style-name="P2"/>
      <text:p text:style-name="P2"><text:s text:c="2"/>Это говорит о том что утилита stm32flash распознала устройство, и готова с ним работать.</text:p>
      <text:p text:style-name="P2"><text:tab/> <text:s/>Поскольку китайские производители иногда блокируют свои устройства от записи и чтения, то снимим защиту:</text:p>
      <text:p text:style-name="P2"><text:tab/> <text:s/>$sudo stm32flash -k /dev/ttyUSB0</text:p>
      <text:p text:style-name="P2"><text:tab/> <text:s/>$sudo stm32flash -u /dev/ttyUSB0</text:p>
      <text:p text:style-name="P2"/>
      <text:p text:style-name="P2"><text:tab/>Теперь давайте скачаем с платы заводскую прошивку, и сохраним её в файл default.bin</text:p>
      <text:p text:style-name="P2"/>
      <text:p text:style-name="P2"><text:tab/><text:tab/>$sudo stm32flash -r default.bin /dev/ttyUSB0</text:p>
      <text:p text:style-name="P2"/>
      <text:p text:style-name="P2"><text:tab/>В текущей директории должен появиться файл default.bin. Советую не удалять его, а сохранить в надёжном месте</text:p>
      <text:p text:style-name="P2"><text:soft-page-break/>для того чтобы в любой момент можно было прошить ним плату, и проверить её работу.</text:p>
      <text:p text:style-name="P2"><text:s text:c="2"/>Удалим с отладочной платы заводскую прошивку: зажмите на несколько секунд кнопку reset, а затем выполните</text:p>
      <text:p text:style-name="P2">команду:</text:p>
      <text:p text:style-name="P2">$ stm32flash -o /dev/ttyUSB0</text:p>
      <text:p text:style-name="P2">В последней строке в терминале должно появиться сообщение : Erasing flash. Это означает что на Вашей плате</text:p>
      <text:p text:style-name="P2">больше нет никакой прошивки. Для того что бы в этом убедится отключите питание платы, переместите джампер</text:p>
      <text:p text:style-name="P2">BOOT0 в положение 0, и снова запитайте плату. Зелёный светодиод больше не мигает, так как никакой прошивки</text:p>
      <text:p text:style-name="P2">больше нет.</text:p>
      <text:p text:style-name="P2"><text:s text:c="2"/>Для того что бы восстановить заводскую прошивку переведите джампер BOOT0 в положение 1, снова зажмите кнопку</text:p>
      <text:p text:style-name="P2">reset, и прошейте плату командой:</text:p>
      <text:p text:style-name="P2"><text:s/>$ sudo stm32flash -w default.bin -v -g 0x0 /dev/ttyUSB0</text:p>
      <text:p text:style-name="P2"/>
      <text:p text:style-name="P2">Подведём короткий итог по работе с stm32flash:</text:p>
      <text:p text:style-name="P2">$sudo apt install stm32flash // установка утилиты</text:p>
      <text:p text:style-name="P2">$sudo stm32flash -k /dev/ttyUSB0 // снимаем защиту от чтения</text:p>
      <text:p text:style-name="P2">$sudo stm32flash -u /dev/ttyUSB0 // снимаем защиту от записи</text:p>
      <text:p text:style-name="P2">$sudo stm32flash -r default.bin /dev/ttyUSB0 // считываем прошивку с платы</text:p>
      <text:p text:style-name="P2">$stm32flash -o /dev/ttyUSB0 // стираем прошивку</text:p>
      <text:p text:style-name="P2">$sudo stm32flash -w default.bin -v -g 0x0 /dev/ttyUSB0 // записывам в плату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Рассмотрение opencm3 ……...</text:p>
      <text:p text:style-name="P2">https://github.com/libopencm3/libopencm3-template.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8:22:27.494601247</meta:creation-date>
    <dc:date>2019-05-17T20:47:27.877060531</dc:date>
    <meta:editing-duration>PT1H10M14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6" meta:paragraph-count="102" meta:word-count="1064" meta:character-count="7441" meta:non-whitespace-character-count="6338"/>
  </office:meta>
</office:document-meta>
</file>